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3.22cm" fo:min-width="4.89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3.168cm" fo:min-width="4.843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88cm" fo:min-width="0.238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95cm" svg:height="3.47cm" svg:x="8.137cm" svg:y="12.262cm">
          <text:p text:style-name="P1">Gnosis Saf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5cm" svg:height="3.47cm" svg:x="1.559cm" svg:y="17.162cm">
          <text:p text:style-name="P1">Protonmai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5cm" svg:height="3.47cm" svg:x="1.559cm" svg:y="21.835cm">
          <text:p text:style-name="P1">OpenZeppelin</text:p>
          <text:p text:style-name="P1">Defen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5cm" svg:height="3.47cm" svg:x="8.137cm" svg:y="21.835cm">
          <text:p text:style-name="P1">Web3.Storag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5cm" svg:height="3.47cm" svg:x="8.137cm" svg:y="17.162cm">
          <text:p text:style-name="P1">Discord</text:p>
          <text:p text:style-name="P1">Private Chann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5cm" svg:height="3.47cm" svg:x="14.659cm" svg:y="21.835cm">
          <text:p text:style-name="P1">Infur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5cm" svg:height="3.47cm" svg:x="1.559cm" svg:y="12.262cm">
          <text:p text:style-name="P1">Swiss</text:p>
          <text:p text:style-name="P1">Founda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5cm" svg:height="3.47cm" svg:x="1.559cm" svg:y="4.771cm">
          <text:p text:style-name="P1">DA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5cm" svg:height="3.47cm" svg:x="14.659cm" svg:y="17.162cm">
          <text:p text:style-name="P1">GitHu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5cm" svg:height="3.47cm" svg:x="14.659cm" svg:y="4.771cm">
          <text:p text:style-name="P1">IPF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5cm" svg:height="3.47cm" svg:x="8.137cm" svg:y="4.771cm">
          <text:p text:style-name="P1">EN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44cm" svg:height="1.044cm" svg:x="3.559cm" svg:y="9.6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1.044cm" svg:height="1.044cm" svg:x="3.559cm" svg:y="2.3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03:18:56.816722991</meta:creation-date>
    <dc:date>2021-11-02T03:42:47.877819892</dc:date>
    <meta:editing-duration>PT13M26S</meta:editing-duration>
    <meta:editing-cycles>4</meta:editing-cycles>
    <meta:generator>LibreOffice/6.4.7.2$Linux_X86_64 LibreOffice_project/40$Build-2</meta:generator>
    <meta:document-statistic meta:object-count="13"/>
  </office:meta>
</office:document-meta>
</file>